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90000426800005014376DA653.wmf"/>
  <manifest:file-entry manifest:media-type="image/png" manifest:full-path="Pictures/10000000000000200000002000309F1C.png"/>
  <manifest:file-entry manifest:media-type="" manifest:full-path="Pictures/200000780000426800002328BD2FC302.wmf"/>
  <manifest:file-entry manifest:media-type="image/png" manifest:full-path="Pictures/10000201000002BB0000007632C190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text-properties fo:font-size="8pt" style:font-size-asian="7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2pt" style:font-size-asian="2pt" style:font-size-complex="2pt"/>
    </style:style>
    <style:style style:name="P6" style:family="paragraph" style:parent-style-name="Standard">
      <style:paragraph-properties fo:text-align="start" style:justify-single-word="false"/>
      <style:text-properties fo:color="#333333" style:font-name="Georgia" fo:font-size="20pt" fo:font-style="normal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333333" style:font-name="Georgia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8" style:family="paragraph" style:parent-style-name="Standard">
      <style:text-properties fo:color="#ff0000" style:font-name="Georgia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text-properties fo:font-size="6pt" style:font-size-asian="5.25pt" style:font-size-complex="6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urier New" fo:font-size="8pt" style:font-name-asian="Courier New" style:font-size-asian="8pt" style:font-name-complex="Courier New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8pt" style:font-name-asian="Courier New" style:font-size-asian="8pt" style:font-name-complex="Courier New" style:font-size-complex="8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Courier New" fo:font-size="8pt" style:font-name-asian="Courier New" style:font-size-asian="8pt" style:font-name-complex="Courier New" style:font-size-complex="8pt"/>
    </style:style>
    <style:style style:name="P15" style:family="paragraph" style:parent-style-name="Standard">
      <style:paragraph-properties fo:break-before="page"/>
      <style:text-properties fo:color="#ff0000" style:font-name="Georgia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 style:list-style-name="L1">
      <style:text-properties fo:font-size="8pt" style:font-size-asian="7pt" style:font-size-complex="8pt"/>
    </style:style>
    <style:style style:name="P17" style:family="paragraph" style:parent-style-name="Standard" style:list-style-name="L1">
      <style:text-properties fo:font-size="8pt" fo:font-style="normal" fo:font-weight="normal" style:font-size-asian="7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>
      <style:paragraph-properties fo:break-before="page"/>
    </style:style>
    <style:style style:name="T1" style:family="text">
      <style:text-properties fo:color="#000080"/>
    </style:style>
    <style:style style:name="T2" style:family="text">
      <style:text-properties fo:color="#000000"/>
    </style:style>
    <style:style style:name="T3" style:family="text">
      <style:text-properties fo:color="#008000"/>
    </style:style>
    <style:style style:name="T4" style:family="text">
      <style:text-properties fo:color="#800000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-content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ge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s2" text:anchor-type="page" text:anchor-page-number="2" svg:width="17cm" svg:height="20.5cm" draw:z-index="5">
        <draw:image xlink:href="Pictures/200000E90000426800005014376DA653.wmf" xlink:type="simple" xlink:show="embed" xlink:actuate="onLoad"/>
      </draw:frame>
      <text:p text:style-name="P7">BibAnt<text:bookmark-start text:name="__DdeLink__0_1860309473"/></text:p>
      <text:p text:style-name="P6">Introduction and Example of Implementation.<text:bookmark-end text:name="__DdeLink__0_1860309473"/></text:p>
      <text:p text:style-name="Horizontal_20_Line"/>
      <text:p text:style-name="Header_20__28_user_29_">BibAnt – Introduction<text:bookmark-start text:name="__DdeLink__2_1860309473"/></text:p>
      <text:p text:style-name="Standard"/>
      <text:p text:style-name="Standard">BibAnt is a command-line tool whose mission is to fully automate the generation of documentation packages (also known as “bibles”). BibAnt leverages the power of <text:a xlink:type="simple" xlink:href="http://ant.apache.org/">Apache Ant</text:a>, the software tool for automating build processes, and implements additional tasks enabling to perform all the actions required to directly build distributable documentation packages.</text:p>
      <text:p text:style-name="Standard"/>
      <text:p text:style-name="Standard">BibAnt enables to describe any bible generation process with a simple script that can then be executed with a single line of command. <text:bookmark-end text:name="__DdeLink__2_1860309473"/>The script defines a sequence of tasks to perform to build your documentation package. Tasks cover all aspects of the doc package build and include in particular:</text:p>
      <text:p text:style-name="P3"/>
      <text:list xml:id="list30517639" text:style-name="L1">
        <text:list-item>
          <text:list>
            <text:list-item>
              <text:p text:style-name="P19">Documentation Files Gathering</text:p>
              <text:list>
                <text:list-item>
                  <text:p text:style-name="P18">Files automatically copied from a local or network repository,</text:p>
                </text:list-item>
                <text:list-item>
                  <text:p text:style-name="P18">and/or extracted from a database or version control system.</text:p>
                  <text:p text:style-name="P16"/>
                </text:list-item>
              </text:list>
            </text:list-item>
            <text:list-item>
              <text:p text:style-name="P19">Index Document(s) Creation</text:p>
              <text:list>
                <text:list-item>
                  <text:p text:style-name="P18">PDF home document with links to sub-documents automatically generated from a provided list of content (Excel, XML, etc.),</text:p>
                </text:list-item>
                <text:list-item>
                  <text:p text:style-name="P18">or generated by extracting meta-data from the documents previously gathered.</text:p>
                  <text:p text:style-name="P16"/>
                </text:list-item>
              </text:list>
            </text:list-item>
            <text:list-item>
              <text:p text:style-name="P19">Conversion to PDF</text:p>
              <text:list>
                <text:list-item>
                  <text:p text:style-name="P18">Convert any existing documentation files to PDF (printer-friendly files: MS Word, Excel, etc.) to finally get a consistent, PDF-only documentation.</text:p>
                  <text:p text:style-name="P16"/>
                </text:list-item>
              </text:list>
            </text:list-item>
            <text:list-item>
              <text:p text:style-name="P19">PDF Documents Edition / Transformation</text:p>
              <text:list>
                <text:list-item>
                  <text:p text:style-name="P20">Search and replace text in PDFs (to remove a “draft” watermark, fill in a project name),</text:p>
                </text:list-item>
                <text:list-item>
                  <text:p text:style-name="P20">Merge PDF documents,</text:p>
                </text:list-item>
                <text:list-item>
                  <text:p text:style-name="P20">Encrypt or decrypt PDFs,</text:p>
                </text:list-item>
                <text:list-item>
                  <text:p text:style-name="P20">Define the index file for each PDF (to enable fast search in Adobe Reader),</text:p>
                </text:list-item>
                <text:list-item>
                  <text:p text:style-name="P20">Embed Javascript actions in documents (to enable advanced navigation features in</text:p>
                  <text:p text:style-name="P20"><text:s/>Adobe Reader).</text:p>
                  <text:p text:style-name="P17"/>
                </text:list-item>
              </text:list>
            </text:list-item>
            <text:list-item>
              <text:p text:style-name="P19">Distributable Package Creation and Release</text:p>
              <text:list>
                <text:list-item>
                  <text:p text:style-name="P20">Pack all the files to a ZIP archive,</text:p>
                </text:list-item>
                <text:list-item>
                  <text:p text:style-name="P20">Publish the documentation package to a database or version control system.</text:p>
                </text:list-item>
              </text:list>
            </text:list-item>
          </text:list>
        </text:list-item>
      </text:list>
      <text:p text:style-name="P9"/>
      <text:p text:style-name="P9"/>
      <text:p text:style-name="P8">Example of Implementation</text:p>
      <text:p text:style-name="Standard"/>
      <text:p text:style-name="Standard">The following example of implementation has been taken from a real application developed for an automotive supplier. The customer needed to automatically generate a documentation package from its existing specifications, with the following main requirements:</text:p>
      <text:list xml:id="list31234099" text:style-name="L3">
        <text:list-item>
          <text:p text:style-name="P22">The only input of the process must be a list of specifications to be included. This list is an Excel workbook (saved in the Excel 2003 XML format) generated by an internal tool.</text:p>
        </text:list-item>
        <text:list-item>
          <text:p text:style-name="P22">All company specifications are stored in a repository (local or network drive) or in a database and must be automatically gathered from there.</text:p>
        </text:list-item>
        <text:list-item>
          <text:p text:style-name="P22">Some legacy specifications might be in Word format.</text:p>
          <text:p text:style-name="P22"><text:soft-page-break/></text:p>
        </text:list-item>
        <text:list-item>
          <text:p text:style-name="P22">A home document must be automatically generated from the list of specifications.</text:p>
        </text:list-item>
        <text:list-item>
          <text:p text:style-name="P22">Confidential specifications must be encrypted.</text:p>
        </text:list-item>
        <text:list-item>
          <text:p text:style-name="P22">The navigation and search in the various documents of the package has to be seamless.</text:p>
        </text:list-item>
      </text:list>
      <text:p text:style-name="Standard"/>
      <text:p text:style-name="Standard">Thanks to BibAnt, we were able to easily meet all those requirements by simply writing a script.</text:p>
      <text:p text:style-name="Standard">The diagram below shows the bible generation process implemented:</text:p>
      <text:p text:style-name="Standard"/>
      <text:p text:style-name="P23"><draw:frame draw:style-name="fr3" draw:name="images3" text:anchor-type="paragraph" svg:width="17cm" svg:height="8.999cm" draw:z-index="6"><draw:image xlink:href="Pictures/200000780000426800002328BD2FC302.wmf" xlink:type="simple" xlink:show="embed" xlink:actuate="onLoad"/></draw:frame></text:p>
      <text:p text:style-name="Standard"/>
      <text:p text:style-name="Standard">The script which implements this process is included in Annex 1 of this document. This is a rather simple script that can be easily modified / extended by anyone having a basic knowledge of Apache Ant. Furthermore, all BibAnt tasks are fully documented to enable any user to quickly understand how to use them.</text:p>
      <text:p text:style-name="Standard"/>
      <text:p text:style-name="Standard">Those characteristics makes BibAnt <text:span text:style-name="T5">a full, easy to maintain, easy to extend solution</text:span> to implement any documentation package generation process.</text:p>
      <text:p text:style-name="P8"/>
      <text:p text:style-name="P15">Annex 1 – BibAnt Script to Generate Delphi Bible</text:p>
      <text:p text:style-name="Standard"/>
      <text:p text:style-name="P12">&lt;!-- Input PCR export --&gt;</text:p>
      <text:p text:style-name="P13"><text:span text:style-name="T1">&lt;property</text:span><text:span text:style-name="T2"> </text:span><text:span text:style-name="T1">name=</text:span><text:span text:style-name="T3">"inputXml"</text:span><text:span text:style-name="T2"> </text:span><text:span text:style-name="T1">location=</text:span><text:span text:style-name="T3">"${input}"</text:span><text:span text:style-name="T1">/&gt;</text:span></text:p>
      <text:p text:style-name="P13"/>
      <text:p text:style-name="P12">&lt;!-- Properties to define where and how the bible is generated --&gt;</text:p>
      <text:p text:style-name="P13"><text:span text:style-name="T1">&lt;property</text:span><text:span text:style-name="T2"> </text:span><text:span text:style-name="T1">name=</text:span><text:span text:style-name="T3">"bible.root"</text:span><text:span text:style-name="T2"> </text:span><text:span text:style-name="T1">location=</text:span><text:span text:style-name="T3">"${inputXml}/../bible"</text:span><text:span text:style-name="T1">/&gt;</text:span></text:p>
      <text:p text:style-name="P13"><text:span text:style-name="T1">&lt;property</text:span><text:span text:style-name="T2"> </text:span><text:span text:style-name="T1">name=</text:span><text:span text:style-name="T3">"bible.pdfdir"</text:span><text:span text:style-name="T2"> </text:span><text:span text:style-name="T1">location=</text:span><text:span text:style-name="T3">"${bible.root}/pdf"</text:span><text:span text:style-name="T1">/&gt;</text:span></text:p>
      <text:p text:style-name="P13"><text:span text:style-name="T1">&lt;property</text:span><text:span text:style-name="T2"> </text:span><text:span text:style-name="T1">name=</text:span><text:span text:style-name="T3">"bible.errfile"</text:span><text:span text:style-name="T2"> </text:span><text:span text:style-name="T1">location=</text:span><text:span text:style-name="T3">"${bible.root}/missingfiles.csv"</text:span><text:span text:style-name="T1">/&gt;</text:span></text:p>
      <text:p text:style-name="P13"><text:span text:style-name="T1">&lt;property</text:span><text:span text:style-name="T2"> </text:span><text:span text:style-name="T1">name=</text:span><text:span text:style-name="T3">"bible.password"</text:span><text:span text:style-name="T2"> </text:span><text:span text:style-name="T1">value=</text:span><text:span text:style-name="T3">"password"</text:span><text:span text:style-name="T1">/&gt;</text:span></text:p>
      <text:p text:style-name="P13"><text:span text:style-name="T1">&lt;property</text:span><text:span text:style-name="T2"> </text:span><text:span text:style-name="T1">name=</text:span><text:span text:style-name="T3">"bible.homedoc"</text:span><text:span text:style-name="T2"> </text:span><text:span text:style-name="T1">location=</text:span><text:span text:style-name="T3">"${bible.root}/Home.pdf"</text:span><text:span text:style-name="T1">/&gt;</text:span></text:p>
      <text:p text:style-name="P13"><text:span text:style-name="T1">&lt;property</text:span><text:span text:style-name="T2"> </text:span><text:span text:style-name="T1">name=</text:span><text:span text:style-name="T3">"bible.stylesheet"</text:span><text:span text:style-name="T2"> </text:span><text:span text:style-name="T1">location=</text:span><text:span text:style-name="T3">"${basedir}/scripts/delphi/bible.xsl"</text:span><text:span text:style-name="T1">/&gt;</text:span></text:p>
      <text:p text:style-name="P13"><text:span text:style-name="T1">&lt;property</text:span><text:span text:style-name="T2"> </text:span><text:span text:style-name="T1">name=</text:span><text:span text:style-name="T3">"bible.indexrelpath"</text:span><text:span text:style-name="T2"> value</text:span><text:span text:style-name="T1">=</text:span><text:span text:style-name="T3">"pdf/index/bible.pdx"</text:span><text:span text:style-name="T1">/&gt;</text:span></text:p>
      <text:p text:style-name="P13"/>
      <text:p text:style-name="P12">&lt;!-- The local repository used to cache specifications --&gt;</text:p>
      <text:p text:style-name="P13"><text:span text:style-name="T1">&lt;property</text:span><text:span text:style-name="T2"> </text:span><text:span text:style-name="T1">name=</text:span><text:span text:style-name="T3">"local.repo"</text:span><text:span text:style-name="T2"> </text:span><text:span text:style-name="T1">location=</text:span><text:span text:style-name="T3">"${inputXml}/../repo"</text:span><text:span text:style-name="T1">/&gt;</text:span></text:p>
      <text:p text:style-name="P13"/>
      <text:p text:style-name="P12">&lt;!-- Specifications database connections parameters --&gt;</text:p>
      <text:p text:style-name="P13"><text:span text:style-name="T1">&lt;property</text:span><text:span text:style-name="T2"> </text:span><text:span text:style-name="T1">name=</text:span><text:span text:style-name="T3">"specdb.driver"</text:span><text:span text:style-name="T2"> </text:span><text:span text:style-name="T1">value=</text:span><text:span text:style-name="T3">"com.mysql.jdbc.Driver"</text:span><text:span text:style-name="T1">/&gt;</text:span></text:p>
      <text:p text:style-name="P13"><text:span text:style-name="T1">&lt;property</text:span><text:span text:style-name="T2"> </text:span><text:span text:style-name="T1">name=</text:span><text:span text:style-name="T3">"specdb.url"</text:span><text:span text:style-name="T2"> </text:span><text:span text:style-name="T1">value=</text:span><text:span text:style-name="T3">"******************"</text:span><text:span text:style-name="T1">/&gt;</text:span></text:p>
      <text:p text:style-name="P13"><text:span text:style-name="T1">&lt;property</text:span><text:span text:style-name="T2"> </text:span><text:span text:style-name="T1">name=</text:span><text:span text:style-name="T3">"specdb.userid"</text:span><text:span text:style-name="T2"> </text:span><text:span text:style-name="T1">value=</text:span><text:span text:style-name="T3">"root"</text:span><text:span text:style-name="T1">/&gt;</text:span></text:p>
      <text:p text:style-name="P13"><text:span text:style-name="T1">&lt;property</text:span><text:span text:style-name="T2"> </text:span><text:span text:style-name="T1">name=</text:span><text:span text:style-name="T3">"specdb.password"</text:span><text:span text:style-name="T2"> </text:span><text:span text:style-name="T1">value=</text:span><text:span text:style-name="T3">"******************"</text:span><text:span text:style-name="T1">/&gt;</text:span></text:p>
      <text:p text:style-name="P13"/>
      <text:p text:style-name="P13"/>
      <text:p text:style-name="P12">&lt;!-- 0. CLEAN UP --&gt;</text:p>
      <text:p text:style-name="P13"><text:span text:style-name="T1">&lt;target</text:span><text:span text:style-name="T2"> </text:span><text:span text:style-name="T1">name=</text:span><text:span text:style-name="T3">"clean"</text:span><text:span text:style-name="T1">&gt;</text:span></text:p>
      <text:p text:style-name="P13"><text:span text:style-name="T2"><text:s/></text:span><text:span text:style-name="T4">&lt;!-- Remove all files in the bible folder where the doc package will be created.--&gt;</text:span></text:p>
      <text:p text:style-name="P13"><text:span text:style-name="T2"><text:s/></text:span><text:span text:style-name="T1">&lt;delete</text:span><text:span text:style-name="T2"> </text:span><text:span text:style-name="T1">dir=</text:span><text:span text:style-name="T3">"${bible.root}"</text:span><text:span text:style-name="T1">/&gt;</text:span></text:p>
      <text:p text:style-name="P14">&lt;/target&gt;</text:p>
      <text:p text:style-name="P13"/>
      <text:p text:style-name="P12">&lt;!-- 1. SPECIFICATIONS GATHERING AND ENCRYPTION --&gt;</text:p>
      <text:p text:style-name="P13"><text:span text:style-name="T1">&lt;target</text:span><text:span text:style-name="T2"> </text:span><text:span text:style-name="T1">name=</text:span><text:span text:style-name="T3">"gatherSpecs"</text:span><text:span text:style-name="T1">&gt;</text:span></text:p>
      <text:p text:style-name="P13"><text:span text:style-name="T2"><text:s/></text:span><text:span text:style-name="T1">&lt;mkdir</text:span><text:span text:style-name="T2"> </text:span><text:span text:style-name="T1">dir=</text:span><text:span text:style-name="T3">"${bible.pdfdir}"</text:span><text:span text:style-name="T1">/&gt;</text:span></text:p>
      <text:p text:style-name="P13"><text:span text:style-name="T2"><text:s/></text:span><text:span text:style-name="T4">&lt;!-- Iterate through spec list --&gt;</text:span></text:p>
      <text:p text:style-name="P13"><text:span text:style-name="T2"><text:s/></text:span><text:span text:style-name="T1">&lt;xmltask</text:span><text:span text:style-name="T2"> </text:span><text:span text:style-name="T1">source=</text:span><text:span text:style-name="T3">"${inputXml}"</text:span><text:span text:style-name="T1">&gt;</text:span></text:p>
      <text:p text:style-name="P13"><text:span text:style-name="T2"><text:s text:c="2"/></text:span><text:span text:style-name="T1">&lt;call</text:span><text:span text:style-name="T2"> </text:span><text:span text:style-name="T1">path=</text:span><text:span text:style-name="T3">"/:Workbook/:Worksheet[@ss:Name = 'PCR']/:Table/:Row[position() &gt; 7 and count(child:::Cell) &gt;= 3]"</text:span><text:span text:style-name="T1">&gt;</text:span></text:p>
      <text:p text:style-name="P13"><text:span text:style-name="T2"><text:s text:c="3"/></text:span><text:span text:style-name="T1">&lt;param</text:span><text:span text:style-name="T2"> </text:span><text:span text:style-name="T1">name=</text:span><text:span text:style-name="T3">"ref"</text:span><text:span text:style-name="T2"> </text:span><text:span text:style-name="T1">path=</text:span><text:span text:style-name="T3">"normalize-space(./:Cell[2]/:Data/text())"</text:span><text:span text:style-name="T1">/&gt;</text:span></text:p>
      <text:p text:style-name="P13"><text:span text:style-name="T2"><text:s text:c="3"/></text:span><text:span text:style-name="T1">&lt;param</text:span><text:span text:style-name="T2"> </text:span><text:span text:style-name="T1">name=</text:span><text:span text:style-name="T3">"ver"</text:span><text:span text:style-name="T2"> </text:span><text:span text:style-name="T1">path=</text:span><text:span text:style-name="T3">"normalize-space(./:Cell[3]/:Data/text())"</text:span><text:span text:style-name="T1">/&gt;</text:span></text:p>
      <text:p text:style-name="P13"><text:span text:style-name="T2"><text:s text:c="3"/></text:span><text:span text:style-name="T1">&lt;param</text:span><text:span text:style-name="T2"> </text:span><text:span text:style-name="T1">name=</text:span><text:span text:style-name="T3">"confidential"</text:span><text:span text:style-name="T2"> </text:span><text:span text:style-name="T1">path=</text:span><text:span text:style-name="T3">"normalize-space(./:Cell[8]/:Data/text())"</text:span><text:span text:style-name="T1">/&gt;</text:span></text:p>
      <text:p text:style-name="P13"><text:span text:style-name="T2"><text:s text:c="3"/></text:span><text:span text:style-name="T1">&lt;param</text:span><text:span text:style-name="T2"> </text:span><text:span text:style-name="T1">name=</text:span><text:span text:style-name="T3">"docname"</text:span><text:span text:style-name="T2"> </text:span><text:span text:style-name="T1">path=</text:span><text:span text:style-name="T3">"concat(normalize-space(./:Cell[2]/:Data/text()),'_',translate(normalize-space(./:Cell[3]/:Data/text()),'.','_'))"</text:span><text:span text:style-name="T1">/&gt;</text:span></text:p>
      <text:p text:style-name="P13"><text:span text:style-name="T2"><text:s text:c="3"/></text:span><text:span text:style-name="T1">&lt;actions&gt;</text:span></text:p>
      <text:p text:style-name="P13"><text:span text:style-name="T2"><text:s text:c="4"/></text:span><text:span text:style-name="T4">&lt;!-- Find the matching spec --&gt;</text:span></text:p>
      <text:p text:style-name="P13"><text:span text:style-name="T2"><text:s text:c="4"/></text:span><text:span text:style-name="T1">&lt;if&gt;</text:span></text:p>
      <text:p text:style-name="P13"><text:span text:style-name="T2"><text:s text:c="5"/></text:span><text:span text:style-name="T1">&lt;available</text:span><text:span text:style-name="T2"> </text:span><text:span text:style-name="T1">file=</text:span><text:span text:style-name="T3">"${local.repo}/@{docname}.pdf"</text:span><text:span text:style-name="T1">/&gt;</text:span></text:p>
      <text:p text:style-name="P13"><text:span text:style-name="T2"><text:s text:c="5"/></text:span><text:span text:style-name="T1">&lt;then&gt;</text:span></text:p>
      <text:p text:style-name="P13"><text:span text:style-name="T2"><text:s text:c="6"/></text:span><text:span text:style-name="T4">&lt;!-- Matching spec available in local repository, just copy it. --&gt;</text:span></text:p>
      <text:p text:style-name="P13"><text:span text:style-name="T2"><text:s text:c="6"/></text:span><text:span text:style-name="T1">&lt;copy</text:span><text:span text:style-name="T2"> </text:span><text:span text:style-name="T1">file=</text:span><text:span text:style-name="T3">"${local.repo}/@{docname}.pdf"</text:span><text:span text:style-name="T2"> </text:span><text:span text:style-name="T1">tofile=</text:span><text:span text:style-name="T3">"${bible.pdfdir}/@{docname}.pdf"</text:span><text:span text:style-name="T2"> </text:span><text:span text:style-name="T1">/&gt;</text:span></text:p>
      <text:p text:style-name="P13"><text:span text:style-name="T2"><text:s text:c="5"/></text:span><text:span text:style-name="T1">&lt;/then&gt;</text:span></text:p>
      <text:p text:style-name="P13"><text:span text:style-name="T2"><text:s text:c="5"/></text:span><text:span text:style-name="T1">&lt;else&gt;</text:span></text:p>
      <text:p text:style-name="P13"><text:span text:style-name="T2"><text:s text:c="6"/></text:span><text:span text:style-name="T4">&lt;!-- No matching spec available in local repository, look for a matching PDF in spec DB. --&gt;</text:span></text:p>
      <text:p text:style-name="P13"><text:span text:style-name="T2"><text:s text:c="6"/></text:span><text:span text:style-name="T1">&lt;extfilefromdb</text:span><text:span text:style-name="T2"> </text:span><text:span text:style-name="T1">driver=</text:span><text:span text:style-name="T3">"${specdb.driver}"</text:span><text:span text:style-name="T2"> </text:span><text:span text:style-name="T1">url=</text:span><text:span text:style-name="T3">"${specdb.url}"</text:span><text:span text:style-name="T2"> </text:span><text:span text:style-name="T1">userid=</text:span><text:span text:style-name="T3">"${specdb.userid}"</text:span><text:span text:style-name="T2"> </text:span><text:span text:style-name="T1">password=</text:span><text:span text:style-name="T3">"${specdb.password}"</text:span><text:span text:style-name="T2"> </text:span><text:span text:style-name="T1">output=</text:span><text:span text:style-name="T3">"${local.repo}/@{docname}.pdf"</text:span><text:span text:style-name="T1">&gt;</text:span></text:p>
      <text:p text:style-name="P13"><text:span text:style-name="T2"><text:s text:c="7"/></text:span>&lt;![CDATA[SELECT attachment_binary FROM attachment</text:p>
      <text:p text:style-name="P13"><text:s text:c="8"/>INNER JOIN spec ON attachment_fk_spec_id = spec_id</text:p>
      <text:p text:style-name="P13"><text:s text:c="8"/>WHERE spec_fk_reference_id = '@{ref}' AND spec_ver = @{ver} AND lower(attachment_name) LIKE '%.pdf']]&gt;</text:p>
      <text:p text:style-name="P13"><text:span text:style-name="T2"><text:s text:c="6"/></text:span><text:span text:style-name="T1">&lt;/extfilefromdb&gt;</text:span></text:p>
      <text:p text:style-name="P13"><text:span text:style-name="T2"><text:s text:c="6"/></text:span><text:span text:style-name="T1">&lt;if&gt;</text:span></text:p>
      <text:p text:style-name="P13"><text:span text:style-name="T2"><text:s text:c="7"/></text:span><text:span text:style-name="T1">&lt;available</text:span><text:span text:style-name="T2"> </text:span><text:span text:style-name="T1">file=</text:span><text:span text:style-name="T3">"${local.repo}/@{docname}.pdf"</text:span><text:span text:style-name="T1">/&gt;</text:span></text:p>
      <text:p text:style-name="P13"><text:span text:style-name="T2"><text:s text:c="7"/></text:span><text:span text:style-name="T1">&lt;then&gt;</text:span></text:p>
      <text:p text:style-name="P13"><text:span text:style-name="T2"><text:s text:c="8"/></text:span><text:span text:style-name="T1">&lt;copy</text:span><text:span text:style-name="T2"> </text:span><text:span text:style-name="T1">file=</text:span><text:span text:style-name="T3">"${local.repo}/@{docname}.pdf"</text:span><text:span text:style-name="T2"> </text:span><text:span text:style-name="T1">tofile=</text:span><text:span text:style-name="T3">"${bible.pdfdir}/@{docname}.pdf"</text:span><text:span text:style-name="T1">/&gt;</text:span></text:p>
      <text:p text:style-name="P13"><text:span text:style-name="T2"><text:s text:c="7"/></text:span><text:span text:style-name="T1">&lt;/then&gt;</text:span></text:p>
      <text:p text:style-name="P13"><text:span text:style-name="T2"><text:s text:c="7"/></text:span><text:span text:style-name="T1">&lt;else&gt;</text:span></text:p>
      <text:p text:style-name="P13"><text:span text:style-name="T2"><text:s text:c="8"/></text:span><text:span text:style-name="T4">&lt;!-- No matching PDF available in spec DB, look for a matching Word in spec DB. --&gt;</text:span></text:p>
      <text:p text:style-name="P13"><text:span text:style-name="T2"><text:s text:c="8"/></text:span><text:span text:style-name="T1">&lt;extfilefromdb</text:span><text:span text:style-name="T2"> </text:span><text:span text:style-name="T1">driver=</text:span><text:span text:style-name="T3">"${specdb.driver}"</text:span><text:span text:style-name="T2"> </text:span><text:span text:style-name="T1">url=</text:span><text:span text:style-name="T3">"${specdb.url}"</text:span><text:span text:style-name="T2"> </text:span><text:span text:style-name="T1">userid=</text:span><text:span text:style-name="T3">"${specdb.userid}"</text:span><text:span text:style-name="T2"> </text:span><text:span text:style-name="T1">password=</text:span><text:span text:style-name="T3">"${specdb.password}"</text:span><text:span text:style-name="T2"> </text:span><text:span text:style-name="T1">output=</text:span><text:span text:style-name="T3">"${local.repo}/@{docname}.doc"</text:span><text:span text:style-name="T1">&gt;</text:span></text:p>
      <text:p text:style-name="P13"><text:span text:style-name="T2"><text:s text:c="9"/></text:span>&lt;![CDATA[SELECT attachment_binary FROM attachment</text:p>
      <text:p text:style-name="P13"><text:s text:c="10"/>INNER JOIN spec ON attachment_fk_spec_id = spec_id</text:p>
      <text:p text:style-name="P13"><text:s text:c="10"/>WHERE spec_fk_reference_id = '@{ref}' AND spec_ver = @{ver} AND lower(attachment_name) LIKE '%.doc']]&gt;</text:p>
      <text:p text:style-name="P13"><text:span text:style-name="T2"><text:s text:c="8"/></text:span><text:span text:style-name="T1">&lt;/extfilefromdb&gt;</text:span></text:p>
      <text:p text:style-name="P13"><text:span text:style-name="T2"><text:s text:c="8"/></text:span><text:span text:style-name="T1">&lt;if&gt;</text:span></text:p>
      <text:p text:style-name="P13"><text:span text:style-name="T2"><text:s text:c="9"/></text:span><text:span text:style-name="T1">&lt;available</text:span><text:span text:style-name="T2"> </text:span><text:span text:style-name="T1">file=</text:span><text:span text:style-name="T3">"${local.repo}/@{docname}.doc"</text:span><text:span text:style-name="T1">/&gt;</text:span></text:p>
      <text:p text:style-name="P13"><text:soft-page-break/><text:span text:style-name="T2"><text:s text:c="9"/></text:span><text:span text:style-name="T1">&lt;then&gt;</text:span></text:p>
      <text:p text:style-name="P13"><text:span text:style-name="T2"><text:s text:c="10"/></text:span><text:span text:style-name="T4">&lt;!-- Convert the Word spec to PDF and copy it. --&gt;</text:span></text:p>
      <text:p text:style-name="P13"><text:span text:style-name="T2"><text:s text:c="10"/></text:span><text:span text:style-name="T1">&lt;print2pdf</text:span><text:span text:style-name="T2"> </text:span><text:span text:style-name="T1">file=</text:span><text:span text:style-name="T3">"${local.repo}/@{docname}.doc"</text:span><text:span text:style-name="T1">/&gt;</text:span></text:p>
      <text:p text:style-name="P13"><text:span text:style-name="T2"><text:s text:c="10"/></text:span><text:span text:style-name="T1">&lt;copy</text:span><text:span text:style-name="T2"> </text:span><text:span text:style-name="T1">file=</text:span><text:span text:style-name="T3">"${local.repo}/@{docname}.pdf"</text:span><text:span text:style-name="T2"> </text:span><text:span text:style-name="T1">tofile=</text:span><text:span text:style-name="T3">"${bible.pdfdir}/@{docname}.pdf"</text:span><text:span text:style-name="T1">/&gt;</text:span></text:p>
      <text:p text:style-name="P13"><text:span text:style-name="T2"><text:s text:c="9"/></text:span><text:span text:style-name="T1">&lt;/then&gt;</text:span></text:p>
      <text:p text:style-name="P13"><text:span text:style-name="T2"><text:s text:c="9"/></text:span><text:span text:style-name="T1">&lt;else&gt;</text:span></text:p>
      <text:p text:style-name="P13"><text:span text:style-name="T2"><text:s text:c="10"/></text:span><text:span text:style-name="T4">&lt;!-- No matching spec found, warn the user and add the ref and ver to the file listing missing specs. --&gt;</text:span></text:p>
      <text:p text:style-name="P13"><text:span text:style-name="T2"><text:s text:c="10"/></text:span><text:span text:style-name="T1">&lt;echo</text:span><text:span text:style-name="T2"> </text:span><text:span text:style-name="T1">message=</text:span><text:span text:style-name="T3">"No doc found for the spec @{ref} @{ver}"</text:span><text:span text:style-name="T2"> </text:span><text:span text:style-name="T1">level=</text:span><text:span text:style-name="T3">"error"</text:span><text:span text:style-name="T2"> </text:span><text:span text:style-name="T1">taskname=</text:span><text:span text:style-name="T3">"error"</text:span><text:span text:style-name="T1">/&gt;</text:span></text:p>
      <text:p text:style-name="P13"><text:span text:style-name="T2"><text:s text:c="10"/></text:span><text:span text:style-name="T1">&lt;echo</text:span><text:span text:style-name="T2"> </text:span><text:span text:style-name="T1">file=</text:span><text:span text:style-name="T3">"${bible.errfile}"</text:span><text:span text:style-name="T2"> </text:span><text:span text:style-name="T1">append=</text:span><text:span text:style-name="T3">"true"</text:span><text:span text:style-name="T2"> </text:span><text:span text:style-name="T1">message=</text:span><text:span text:style-name="T3">"@{ref},@{ver}${line.separator}"</text:span><text:span text:style-name="T1">/&gt;</text:span></text:p>
      <text:p text:style-name="P13"><text:span text:style-name="T2"><text:s text:c="9"/></text:span><text:span text:style-name="T1">&lt;/else&gt;</text:span></text:p>
      <text:p text:style-name="P13"><text:span text:style-name="T2"><text:s text:c="8"/></text:span><text:span text:style-name="T1">&lt;/if&gt;</text:span></text:p>
      <text:p text:style-name="P13"><text:span text:style-name="T2"><text:s text:c="7"/></text:span><text:span text:style-name="T1">&lt;/else&gt;</text:span></text:p>
      <text:p text:style-name="P13"><text:span text:style-name="T2"><text:s text:c="6"/></text:span><text:span text:style-name="T1">&lt;/if&gt;</text:span></text:p>
      <text:p text:style-name="P13"><text:span text:style-name="T2"><text:s text:c="5"/></text:span><text:span text:style-name="T1">&lt;/else&gt;</text:span></text:p>
      <text:p text:style-name="P13"><text:span text:style-name="T2"><text:s text:c="4"/></text:span><text:span text:style-name="T1">&lt;/if&gt;</text:span></text:p>
      <text:p text:style-name="P13"><text:span text:style-name="T2"><text:s text:c="4"/></text:span><text:span text:style-name="T4">&lt;!-- Encrypt the spec if necessary --&gt;</text:span></text:p>
      <text:p text:style-name="P13"><text:span text:style-name="T2"><text:s text:c="4"/></text:span><text:span text:style-name="T1">&lt;if&gt;</text:span></text:p>
      <text:p text:style-name="P13"><text:span text:style-name="T2"><text:s text:c="5"/></text:span><text:span text:style-name="T1">&lt;and&gt;</text:span></text:p>
      <text:p text:style-name="P13"><text:span text:style-name="T2"><text:s text:c="6"/></text:span><text:span text:style-name="T1">&lt;equals</text:span><text:span text:style-name="T2"> </text:span><text:span text:style-name="T1">arg1=</text:span><text:span text:style-name="T3">"@{confidential}"</text:span><text:span text:style-name="T2"> </text:span><text:span text:style-name="T1">arg2=</text:span><text:span text:style-name="T3">"confidential"</text:span><text:span text:style-name="T2"> </text:span><text:span text:style-name="T1">casesensitive=</text:span><text:span text:style-name="T3">"false"</text:span><text:span text:style-name="T2"> </text:span><text:span text:style-name="T1">trim=</text:span><text:span text:style-name="T3">"true"</text:span><text:span text:style-name="T1">/&gt;</text:span></text:p>
      <text:p text:style-name="P13"><text:span text:style-name="T2"><text:s text:c="6"/></text:span><text:span text:style-name="T1">&lt;available</text:span><text:span text:style-name="T2"> </text:span><text:span text:style-name="T1">file=</text:span><text:span text:style-name="T3">"${bible.pdfdir}/@{docname}.pdf"</text:span><text:span text:style-name="T1">/&gt;</text:span></text:p>
      <text:p text:style-name="P13"><text:span text:style-name="T2"><text:s text:c="5"/></text:span><text:span text:style-name="T1">&lt;/and&gt;</text:span></text:p>
      <text:p text:style-name="P13"><text:span text:style-name="T2"><text:s text:c="5"/></text:span><text:span text:style-name="T1">&lt;then&gt;</text:span></text:p>
      <text:p text:style-name="P13"><text:span text:style-name="T2"><text:s text:c="6"/></text:span><text:span text:style-name="T1">&lt;pdfencrypt</text:span><text:span text:style-name="T2"> </text:span><text:span text:style-name="T1">file=</text:span><text:span text:style-name="T3">"${bible.pdfdir}/@{docname}.pdf"</text:span><text:span text:style-name="T2"> </text:span><text:span text:style-name="T1">userpassword=</text:span><text:span text:style-name="T3">"${bible.password}"</text:span><text:span text:style-name="T1">/&gt;</text:span></text:p>
      <text:p text:style-name="P13"><text:span text:style-name="T2"><text:s text:c="5"/></text:span><text:span text:style-name="T1">&lt;/then&gt;</text:span></text:p>
      <text:p text:style-name="P13"><text:span text:style-name="T2"><text:s text:c="4"/></text:span><text:span text:style-name="T1">&lt;/if&gt;</text:span></text:p>
      <text:p text:style-name="P13"><text:span text:style-name="T2"><text:s text:c="3"/></text:span><text:span text:style-name="T1">&lt;/actions&gt;</text:span></text:p>
      <text:p text:style-name="P13"><text:span text:style-name="T2"><text:s text:c="2"/></text:span><text:span text:style-name="T1">&lt;/call&gt;</text:span></text:p>
      <text:p text:style-name="P13"><text:span text:style-name="T2"><text:s/></text:span><text:span text:style-name="T1">&lt;/xmltask&gt;</text:span></text:p>
      <text:p text:style-name="P14">&lt;/target&gt;</text:p>
      <text:p text:style-name="P13"/>
      <text:p text:style-name="P12">&lt;!-- 2. HOME DOCUMENT CREATION --&gt;</text:p>
      <text:p text:style-name="P13"><text:span text:style-name="T1">&lt;target</text:span><text:span text:style-name="T2"> </text:span><text:span text:style-name="T1">name=</text:span><text:span text:style-name="T3">"createHome"</text:span><text:span text:style-name="T1">&gt;</text:span></text:p>
      <text:p text:style-name="P13"><text:span text:style-name="T2"><text:s/></text:span><text:span text:style-name="T1">&lt;mkdir</text:span><text:span text:style-name="T2"> </text:span><text:span text:style-name="T1">dir=</text:span><text:span text:style-name="T3">"${bible.root}"</text:span><text:span text:style-name="T1">/&gt;</text:span></text:p>
      <text:p text:style-name="P13"><text:span text:style-name="T2"><text:s/></text:span><text:span text:style-name="T4">&lt;!-- Generate the home document --&gt;</text:span></text:p>
      <text:p text:style-name="P13"><text:span text:style-name="T2"><text:s/></text:span><text:span text:style-name="T1">&lt;pdfrender</text:span><text:span text:style-name="T2"> </text:span><text:span text:style-name="T1">xmlfile=</text:span><text:span text:style-name="T3">"${inputXml}"</text:span><text:span text:style-name="T2"> </text:span><text:span text:style-name="T1">xsltfile=</text:span><text:span text:style-name="T3">"${bible.stylesheet}"</text:span><text:span text:style-name="T2"> </text:span><text:span text:style-name="T1">outfile=</text:span><text:span text:style-name="T3">"${bible.homedoc}"</text:span><text:span text:style-name="T1">/&gt;</text:span></text:p>
      <text:p text:style-name="P13"><text:span text:style-name="T2"><text:s/></text:span><text:span text:style-name="T4">&lt;!-- Define the search index and open action to enable the navigation toolbar. --&gt;</text:span></text:p>
      <text:p text:style-name="P13"><text:span text:style-name="T2"><text:s/></text:span><text:span text:style-name="T1">&lt;pdfmulti</text:span><text:span text:style-name="T2"> </text:span><text:span text:style-name="T1">file=</text:span><text:span text:style-name="T3">"${bible.homedoc}"</text:span><text:span text:style-name="T1">&gt;</text:span></text:p>
      <text:p text:style-name="P13"><text:span text:style-name="T2"><text:s text:c="2"/></text:span><text:span text:style-name="T1">&lt;setindexfile</text:span><text:span text:style-name="T2"> </text:span><text:span text:style-name="T1">index=</text:span><text:span text:style-name="T3">"${bible.indexrelpath}"</text:span><text:span text:style-name="T2"> </text:span><text:span text:style-name="T1">/&gt;</text:span></text:p>
      <text:p text:style-name="P13"><text:span text:style-name="T2"><text:s text:c="2"/></text:span><text:span text:style-name="T1">&lt;setopenaction&gt;</text:span></text:p>
      <text:p text:style-name="P13"><text:span text:style-name="T2"><text:s text:c="3"/></text:span>&lt;![CDATA[if(typeof lpSetHomeFile != "undefined") {</text:p>
      <text:p text:style-name="P13"><text:s text:c="5"/>lpSetHomeFile(this.path);</text:p>
      <text:p text:style-name="P13"><text:s text:c="4"/>} else {</text:p>
      <text:p text:style-name="P13"><text:s text:c="5"/>app.alert({cMsg: 'This document supports the LeanPulse Navigation Toolbar, which will enable easy ' +</text:p>
      <text:p text:style-name="P13"><text:s text:c="7"/>'navigation and search through the entire system documentation.\n\n' +</text:p>
      <text:p text:style-name="P13"><text:s text:c="7"/>'Due to security restrictions, the LeanPulse Navigation Toolbar has to be manually installed:\n' +</text:p>
      <text:p text:style-name="P13"><text:s text:c="7"/>' <text:s text:c="2"/>1. Copy the "LeanPulseNavToolbar.js" file to the following directory:\n'+</text:p>
      <text:p text:style-name="P13"><text:s text:c="7"/>'C:/Program Files/Adobe/Reader X.X/Reader/Javascripts/\n' +</text:p>
      <text:p text:style-name="P13"><text:s text:c="7"/>' <text:s text:c="2"/>2. Restart Acrobat Reader and enjoy the seamless navigation and search through system documents.',</text:p>
      <text:p text:style-name="P13"><text:s text:c="7"/>nIcon: 3, </text:p>
      <text:p text:style-name="P13"><text:s text:c="7"/>cTitle: 'LeanPulse Navigation Toolbar' </text:p>
      <text:p text:style-name="P13"><text:s text:c="6"/>});</text:p>
      <text:p text:style-name="P13"><text:s text:c="4"/>}]]&gt;</text:p>
      <text:p text:style-name="P13"><text:span text:style-name="T2"><text:s text:c="2"/></text:span><text:span text:style-name="T1">&lt;/setopenaction&gt;</text:span></text:p>
      <text:p text:style-name="P13"><text:span text:style-name="T2"><text:s/></text:span><text:span text:style-name="T1">&lt;/pdfmulti&gt;</text:span></text:p>
      <text:p text:style-name="P13"><text:span text:style-name="T2"><text:s/></text:span><text:span text:style-name="T4">&lt;!-- Copy the Javascript file implementing the navigation toolbar. --&gt;</text:span></text:p>
      <text:p text:style-name="P13"><text:span text:style-name="T2"><text:s/></text:span><text:span text:style-name="T1">&lt;copy</text:span><text:span text:style-name="T2"> </text:span><text:span text:style-name="T1">file=</text:span><text:span text:style-name="T3">"${basedir}/scripts/javascript/LeanPulseNavToolbar.js"</text:span><text:span text:style-name="T2"> </text:span><text:span text:style-name="T1">tofile=</text:span><text:span text:style-name="T3">"${bible.root}/LeanPulseNavToolbar.js"</text:span><text:span text:style-name="T2"> </text:span><text:span text:style-name="T1">/&gt;</text:span></text:p>
      <text:p text:style-name="P14">&lt;/target&gt;</text:p>
      <text:p text:style-name="P13"/>
      <text:p text:style-name="P12">&lt;!-- 3. DISTRIBUTABLE PACKAGE CREATION --&gt;</text:p>
      <text:p text:style-name="P13"><text:span text:style-name="T1">&lt;target</text:span><text:span text:style-name="T2"> </text:span><text:span text:style-name="T1">name=</text:span><text:span text:style-name="T3">"pack"</text:span><text:span text:style-name="T2"> </text:span><text:span text:style-name="T1">depends=</text:span><text:span text:style-name="T3">"clean,gatherSpecs,createHome"</text:span><text:span text:style-name="T1">&gt;</text:span></text:p>
      <text:p text:style-name="P13"><text:span text:style-name="T2"><text:s/></text:span><text:span text:style-name="T4">&lt;!-- Retrieve the project name --&gt;</text:span></text:p>
      <text:p text:style-name="P13"><text:span text:style-name="T2"><text:s/></text:span><text:span text:style-name="T1">&lt;xmltask</text:span><text:span text:style-name="T2"> </text:span><text:span text:style-name="T1">source=</text:span><text:span text:style-name="T3">"${inputXml}"</text:span><text:span text:style-name="T1">&gt;</text:span></text:p>
      <text:p text:style-name="P13"><text:span text:style-name="T2"><text:s text:c="2"/></text:span><text:span text:style-name="T1">&lt;copy</text:span><text:span text:style-name="T2"> </text:span><text:span text:style-name="T1">path=</text:span><text:span text:style-name="T3">"/:Workbook/:Worksheet[@ss:Name = 'PCR']/:Table/:Row[4]/:Cell[2]/:Data/text()"</text:span><text:span text:style-name="T2"> </text:span><text:span text:style-name="T1">property=</text:span><text:span text:style-name="T3">"bible.project"</text:span><text:span text:style-name="T1">/&gt;</text:span></text:p>
      <text:p text:style-name="P13"><text:span text:style-name="T2"><text:s/></text:span><text:span text:style-name="T1">&lt;/xmltask&gt;</text:span></text:p>
      <text:p text:style-name="P13"><text:span text:style-name="T2"><text:s/></text:span><text:span text:style-name="T4">&lt;!-- Create the zip --&gt;</text:span></text:p>
      <text:p text:style-name="P13"><text:span text:style-name="T2"><text:s/></text:span><text:span text:style-name="T1">&lt;zip</text:span><text:span text:style-name="T2"> </text:span><text:span text:style-name="T1">destfile=</text:span><text:span text:style-name="T3">"${bible.root}/../${bible.project}.zip"</text:span><text:span text:style-name="T2"> </text:span><text:span text:style-name="T1">basedir=</text:span><text:span text:style-name="T3">"${bible.root}"</text:span><text:span text:style-name="T1">/&gt;</text:span></text:p>
      <text:p text:style-name="P14">&lt;/target&gt;</text:p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2" draw:display-name="Hatch 2" draw:style="single" draw:color="#000000" draw:distance="0.011cm" draw:rotation="0"/>
    <draw:hatch draw:name="Hatch_20_3" draw:display-name="Hatch 3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06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06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06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06cm" draw:rotation="0"/>
    <draw:hatch draw:name="Hatch_20_92" draw:display-name="Hatch 92" draw:style="single" draw:color="#000000" draw:distance="0.006cm" draw:rotation="0"/>
    <draw:hatch draw:name="Hatch_20_93" draw:display-name="Hatch 93" draw:style="single" draw:color="#000000" draw:distance="0.006cm" draw:rotation="0"/>
    <draw:hatch draw:name="Hatch_20_94" draw:display-name="Hatch 94" draw:style="single" draw:color="#000000" draw:distance="0.006cm" draw:rotation="0"/>
    <draw:hatch draw:name="Hatch_20_95" draw:display-name="Hatch 95" draw:style="single" draw:color="#000000" draw:distance="0.006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_32__20_Dots_20_1_20_Dash" draw:display-name="2 Dots 1 Dash" draw:style="rect" draw:dots1="2" draw:dots2="1" draw:dots2-length="0.115cm" draw:distance="0.115cm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06cm" draw:dots2="1" draw:dots2-length="0.006cm" draw:distance="0.006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06cm" draw:dots2="1" draw:dots2-length="0.006cm" draw:distance="0.006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06cm" draw:dots2="1" draw:dots2-length="0.006cm" draw:distance="0.006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06cm" draw:dots2="1" draw:dots2-length="0.006cm" draw:distance="0.006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06cm" draw:dots2="1" draw:dots2-length="0.006cm" draw:distance="0.006cm"/>
    <draw:stroke-dash draw:name="Dash_20_88" draw:display-name="Dash 88" draw:style="rect" draw:dots1="1" draw:dots1-length="0.006cm" draw:dots2="1" draw:dots2-length="0.006cm" draw:distance="0.006cm"/>
    <draw:stroke-dash draw:name="Dash_20_89" draw:display-name="Dash 89" draw:style="rect" draw:dots1="1" draw:dots1-length="0.006cm" draw:dots2="1" draw:dots2-length="0.006cm" draw:distance="0.006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06cm" draw:dots2="1" draw:dots2-length="0.006cm" draw:distance="0.006cm"/>
    <draw:stroke-dash draw:name="Dash_20_91" draw:display-name="Dash 91" draw:style="rect" draw:dots1="1" draw:dots1-length="0.006cm" draw:dots2="1" draw:dots2-length="0.006cm" draw:distance="0.006cm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_28_user_29_" style:display-name="Header (user)" style:family="paragraph" style:parent-style-name="Standard" style:class="text">
      <style:text-properties fo:color="#ff0000" style:font-name="Georgia"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class="text"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8.181cm" style:rel-column-width="29782*"/>
    </style:style>
    <style:style style:name="Tableau1.B" style:family="table-column">
      <style:table-column-properties style:column-width="9.821cm" style:rel-column-width="35753*"/>
    </style:style>
    <style:style style:name="Tableau1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Standard">
      <style:text-properties fo:font-size="8pt" style:font-size-asian="8pt" style:font-size-complex="8pt"/>
    </style:style>
    <style:style style:name="M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Standard">
      <style:text-properties fo:font-size="2pt" style:font-size-asian="2pt" style:font-size-complex="2pt"/>
    </style:style>
    <style:style style:name="MT1" style:family="text"/>
    <style:style style:name="M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s1" text:anchor-type="paragraph" svg:width="5.918cm" svg:height="0.998cm" draw:z-index="4"><draw:image xlink:href="Pictures/10000201000002BB0000007632C190FF.png" xlink:type="simple" xlink:show="embed" xlink:actuate="onLoad"/></draw:frame></text:p>
        <text:p text:style-name="Standard"/>
      </style:header>
      <style:footer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MP1"><text:a xlink:type="simple" xlink:href="http://www.leanpulse.com/">http://www.leanpulse.com</text:a> </text:p>
              <text:p text:style-name="MP1"><text:a xlink:type="simple" xlink:href="mailto:info@leanpulse.com">info@leanpulse.com</text:a></text:p>
              <text:p text:style-name="MP1">+33 - 972 - 285 - 345</text:p>
            </table:table-cell>
            <table:table-cell table:style-name="Tableau1.A1" office:value-type="string">
              <text:p text:style-name="MP2">Introduction and Example of Implementation</text:p>
              <text:p text:style-name="MP3">BibAnt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urélien PROST</meta:initial-creator>
    <meta:creation-date>2011-01-19T09:44:11.44</meta:creation-date>
    <meta:generator>LibreOffice/3.3$Win32 LibreOffice_project/330m19$Build-202</meta:generator>
    <dc:date>2012-01-24T11:34:40.77</dc:date>
    <dc:creator>Aurélien PROST</dc:creator>
    <meta:editing-duration>P1DT2H37M24S</meta:editing-duration>
    <meta:editing-cycles>220</meta:editing-cycles>
    <meta:printed-by>Aurélien PROST</meta:printed-by>
    <meta:print-date>2011-01-19T17:28:08.93</meta:print-date>
    <meta:document-statistic meta:table-count="1" meta:image-count="3" meta:object-count="0" meta:page-count="5" meta:paragraph-count="167" meta:word-count="1101" meta:character-count="9586"/>
  </office:meta>
</office:document-meta>
</file>